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Ubuntu" officeooo:rsid="0009f62c" officeooo:paragraph-rsid="0009f62c"/>
    </style:style>
    <style:style style:name="P2" style:family="paragraph" style:parent-style-name="Standard">
      <style:text-properties style:font-name="Ubuntu"/>
    </style:style>
    <style:style style:name="P3" style:family="paragraph" style:parent-style-name="Text_20_body" style:list-style-name="L1">
      <style:text-properties style:font-name="Ubuntu" fo:font-weight="bold"/>
    </style:style>
    <style:style style:name="P4" style:family="paragraph" style:parent-style-name="Text_20_body" style:list-style-name="L1">
      <style:paragraph-properties fo:margin-top="0in" fo:margin-bottom="0in" loext:contextual-spacing="false"/>
      <style:text-properties officeooo:paragraph-rsid="000ddad7"/>
    </style:style>
    <style:style style:name="P5" style:family="paragraph" style:parent-style-name="Text_20_body" style:list-style-name="L1">
      <style:paragraph-properties fo:margin-top="0in" fo:margin-bottom="0in" loext:contextual-spacing="false"/>
      <style:text-properties style:font-name="Ubuntu" fo:font-weight="bold"/>
    </style:style>
    <style:style style:name="P6" style:family="paragraph" style:parent-style-name="Text_20_body" style:list-style-name="L1">
      <style:paragraph-properties fo:margin-top="0in" fo:margin-bottom="0in" loext:contextual-spacing="false"/>
      <style:text-properties style:font-name="Ubuntu" fo:font-weight="normal" officeooo:rsid="0009f62c" officeooo:paragraph-rsid="0009f62c" style:font-weight-asian="normal" style:font-weight-complex="normal"/>
    </style:style>
    <style:style style:name="P7" style:family="paragraph" style:parent-style-name="Text_20_body" style:list-style-name="L2">
      <style:paragraph-properties fo:margin-top="0in" fo:margin-bottom="0in" loext:contextual-spacing="false"/>
      <style:text-properties style:font-name="Ubuntu" fo:font-weight="normal" officeooo:rsid="0009f62c" officeooo:paragraph-rsid="0009f62c" style:font-weight-asian="normal" style:font-weight-complex="normal"/>
    </style:style>
    <style:style style:name="P8" style:family="paragraph" style:parent-style-name="Text_20_body" style:list-style-name="L2">
      <style:paragraph-properties fo:margin-top="0in" fo:margin-bottom="0in" loext:contextual-spacing="false"/>
      <style:text-properties style:font-name="Ubuntu" fo:font-weight="normal" officeooo:rsid="000a4e62" officeooo:paragraph-rsid="000a4e62" style:font-weight-asian="normal" style:font-weight-complex="normal"/>
    </style:style>
    <style:style style:name="P9" style:family="paragraph" style:parent-style-name="Text_20_body">
      <style:paragraph-properties fo:margin-top="0in" fo:margin-bottom="0in" loext:contextual-spacing="false"/>
      <style:text-properties style:font-name="Ubuntu" fo:font-weight="normal" officeooo:rsid="000a4e62" officeooo:paragraph-rsid="000a4e62" style:font-weight-asian="normal" style:font-weight-complex="normal"/>
    </style:style>
    <style:style style:name="P10" style:family="paragraph" style:parent-style-name="Text_20_body" style:list-style-name="L1">
      <style:paragraph-properties fo:margin-top="0in" fo:margin-bottom="0in" loext:contextual-spacing="false"/>
      <style:text-properties style:font-name="Ubuntu" fo:font-weight="normal" officeooo:rsid="000cc0d3" officeooo:paragraph-rsid="000cc0d3" style:font-weight-asian="normal" style:font-weight-complex="normal"/>
    </style:style>
    <style:style style:name="P11" style:family="paragraph" style:parent-style-name="Text_20_body" style:list-style-name="L1">
      <style:paragraph-properties fo:margin-top="0in" fo:margin-bottom="0in" loext:contextual-spacing="false"/>
      <style:text-properties style:font-name="Ubuntu" fo:font-weight="normal" officeooo:rsid="000ddad7" officeooo:paragraph-rsid="000ddad7" style:font-weight-asian="normal" style:font-weight-complex="normal"/>
    </style:style>
    <style:style style:name="P12" style:family="paragraph" style:parent-style-name="Text_20_body">
      <style:paragraph-properties fo:margin-top="0in" fo:margin-bottom="0in" loext:contextual-spacing="false"/>
      <style:text-properties style:font-name="Ubuntu" fo:font-weight="normal" officeooo:rsid="000ddad7" officeooo:paragraph-rsid="000ddad7" style:font-weight-asian="normal" style:font-weight-complex="normal"/>
    </style:style>
    <style:style style:name="P13" style:family="paragraph" style:parent-style-name="Text_20_body" style:list-style-name="L1">
      <style:paragraph-properties fo:margin-top="0in" fo:margin-bottom="0in" loext:contextual-spacing="false"/>
      <style:text-properties style:font-name="Ubuntu" fo:font-weight="normal" officeooo:rsid="000ee6f1" officeooo:paragraph-rsid="000ee6f1" style:font-weight-asian="normal" style:font-weight-complex="normal"/>
    </style:style>
    <style:style style:name="P14" style:family="paragraph" style:parent-style-name="Text_20_body" style:list-style-name="L1">
      <style:paragraph-properties fo:margin-top="0in" fo:margin-bottom="0in" loext:contextual-spacing="false"/>
      <style:text-properties style:font-name="Ubuntu" fo:font-weight="normal" officeooo:rsid="000ee6f1" officeooo:paragraph-rsid="00103afa" style:font-weight-asian="normal" style:font-weight-complex="normal"/>
    </style:style>
    <style:style style:name="P15" style:family="paragraph" style:list-style-name="L1">
      <style:text-properties style:text-position="0% 100%" style:font-name="Ubuntu" officeooo:rsid="000bcc3c" officeooo:paragraph-rsid="000bcc3c"/>
    </style:style>
    <style:style style:name="T1" style:family="text">
      <style:text-properties officeooo:rsid="000a4e62"/>
    </style:style>
    <style:style style:name="T2" style:family="text">
      <style:text-properties officeooo:rsid="000cc0d3"/>
    </style:style>
    <style:style style:name="T3" style:family="text">
      <style:text-properties fo:background-color="#ffff00" loext:char-shading-value="0"/>
    </style:style>
    <style:style style:name="T4" style:family="text">
      <style:text-properties style:font-name="Ubuntu" fo:font-weight="normal" officeooo:rsid="000ddad7" style:font-weight-asian="normal" style:font-weight-complex="normal"/>
    </style:style>
    <style:style style:name="T5" style:family="text">
      <style:text-properties officeooo:rsid="00103afa"/>
    </style:style>
    <style:style style:name="T6" style:family="text">
      <style:text-properties officeooo:rsid="0011461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list xml:id="list336182864" text:style-name="L1">
        <text:list-item>
          <text:p text:style-name="P5">Explain the use of JavaScript ( or What you can do using a JavaScript)</text:p>
          <text:p text:style-name="P6">As nowadays JavaScript is evolving day by day. It can be used in so many ways.</text:p>
        </text:list-item>
      </text:list>
      <text:list xml:id="list4277232509" text:style-name="L2">
        <text:list-item>
          <text:p text:style-name="P7">Mobile and web applications</text:p>
        </text:list-item>
        <text:list-item>
          <text:p text:style-name="P7"><text:span text:style-name="T1">Web S</text:span>ervers</text:p>
        </text:list-item>
        <text:list-item>
          <text:p text:style-name="P8">In machine learning</text:p>
        </text:list-item>
        <text:list-item>
          <text:p text:style-name="P8">BlockChain</text:p>
        </text:list-item>
        <text:list-item>
          <text:p text:style-name="P8">Game development </text:p>
        </text:list-item>
      </text:list>
      <text:p text:style-name="P9"><text:tab/>and many more.</text:p>
      <text:list xml:id="list172736730929442" text:continue-list="list336182864" text:style-name="L1">
        <text:list-item>
          <text:p text:style-name="P5">What is the difference between client-side and server-side?</text:p>
          <text:p text:style-name="Text_20_body">Client and server both are computers but one who is requesting is called client and the one who is serving called server. Now in web application we divide our software into to two parts one is client-side and one is server-side. At the end our whole files are saved on our server. You can also refer it to front-end and back end. <text:span text:style-name="T2">When our browser send request to server it checks the request and send response according to the request. Now the browser only understand html css and javascript so they are refer as front-end or client-side languages. But server also have set of instructions how he gonna respond to such requests and validates the request ? is it vulnerable or not ? So all of these instructions are written in some languages which are called server side languages. Or back end. The resides on server only and browser don’t understand them. In client-side all the files that server sends processed on client’s computer only. </text:span></text:p>
        </text:list-item>
        <text:list-item>
          <text:p text:style-name="P5">What is Nodejs?</text:p>
          <text:p text:style-name="P10">Nodejs is javascript runtime engine which is built on v8 engine. It helps to execute javascript files outside the browser. </text:p>
        </text:list-item>
        <text:list-item>
          <text:p text:style-name="P5">Explain Scope in JavaScript</text:p>
          <text:p text:style-name="P11">Scope refer to the availability or accessibility of variables and functions in the code. </text:p>
          <text:p text:style-name="P4"><text:span text:style-name="T4">In javascript there are two types of variable scope. </text:span></text:p>
          <text:p text:style-name="P11">1. Global scope 2. Local Scope</text:p>
          <text:p text:style-name="P11">The variables which are declared outside blocks are called <text:span text:style-name="T3">global scope variables.</text:span>They can be accessed inside the function.</text:p>
          <text:p text:style-name="P11"/>
          <text:p text:style-name="P11">The Variables which are declared inside the blocks are called local scoped variables. They can only be accessed inside the block. </text:p>
        </text:list-item>
      </text:list>
      <text:p text:style-name="P12"/>
      <text:list xml:id="list172737410930690" text:continue-numbering="true" text:style-name="L1">
        <text:list-item>
          <text:p text:style-name="P5">JavaScript is asynchronous or synchronous.</text:p>
          <text:p text:style-name="P13">Javascript is synchronous because it is single threaded language and it can only perform one operation at a time. </text:p>
        </text:list-item>
        <text:list-item>
          <text:p text:style-name="P5">JavaScript is Single-threaded or Multi-threaded.</text:p>
          <text:p text:style-name="P14"><text:span text:style-name="T5">I</text:span>t is single threaded language and it can only perform one operation at a time. </text:p>
        </text:list-item>
        <text:list-item>
          <text:p text:style-name="P3"><text:soft-page-break/>Explain DOM in your own word.</text:p>
        </text:list-item>
      </text:list>
      <text:p text:style-name="P2"><text:tab/><text:span text:style-name="T5">DOM is acronym for Document object model. It is basically a tree like structure which represents the whole </text:span><text:span text:style-name="T6">html or xml file. It is not dependent on any language. We can access it and manipulate the content using 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officeooo:rsid="0009f62c" officeooo:paragraph-rsid="0009f62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Javascript marathon (Assignment 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0T16:03:13.178873005</meta:creation-date>
    <dc:date>2022-06-20T17:27:36.164710848</dc:date>
    <meta:editing-duration>PT6M29S</meta:editing-duration>
    <meta:editing-cycles>4</meta:editing-cycles>
    <meta:generator>LibreOffice/6.4.7.2$Linux_X86_64 LibreOffice_project/40$Build-2</meta:generator>
    <meta:document-statistic meta:table-count="0" meta:image-count="0" meta:object-count="0" meta:page-count="2" meta:paragraph-count="25" meta:word-count="418" meta:character-count="2419" meta:non-whitespace-character-count="2028"/>
  </office:meta>
</office:document-meta>
</file>